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84)">
            <text:p>sn(18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1T09:24:28.55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1T09:24:28.55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1T09:24:28.55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1T09:24:28.55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22" office:value-type="string">
            <text:p>score+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00(or,80)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6_18-29-57_000.jpg</text:p>
          </table:table-cell>
          <table:table-cell table:style-name="ce24" office:value-type="date" office:date-value="2020-02-27T09:22:13.23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7_18-36-56_000.jpg</text:p>
          </table:table-cell>
          <table:table-cell table:style-name="ce24" office:value-type="date" office:date-value="2020-02-28T09:06:26.98">
            <text:p>2020/2/28 9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83">
            <text:p>18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=fs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rev=fs-1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60</text:p>
          </table:table-cell>
          <table:table-cell table:number-columns-repeated="3" table:style-name="ce22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84">
            <text:p>18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ake-id=39732,ch.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k.F#</text:p>
          </table:table-cell>
          <table:table-cell table:number-columns-repeated="2" table:style-name="ce22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3-01T09:24:28.77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1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2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2.122cm" draw:caption-point-x="-1.353cm" draw:caption-point-y="2.45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45];6;2)">
            <text:p/>
          </table:table-cell>
          <table:table-cell office:value-type="string">
            <text:p>2019-09-30_18-28-44_000.jpg</text:p>
          </table:table-cell>
          <table:table-cell table:formula="of:=MID([.K24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4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2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1T09:24:28.92">
            <text:p>2020/3/1 9:2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31cm" draw:caption-point-x="-1.353cm" draw:caption-point-y="2.45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01T09:24:29.05">
            <text:p>2020/3/1 9:24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84cm" draw:caption-point-x="-1.353cm" draw:caption-point-y="2.45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84)">
            <text:p>sn(184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1T09:24:29.14">
            <text:p>2020/3/1 9:24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84)">
            <text:p>sn(184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1T09:24:29.22">
            <text:p>2020/3/1 9:24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3-01T09:24:29.3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3-01T09:24:29.41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4)">
            <text:p>sn(184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1T09:24:29.5">
            <text:p>2020/3/1 9:2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2cm" draw:caption-point-x="-1.353cm" draw:caption-point-y="2.25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3-01T09:24:29.63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4)">
            <text:p>sn(184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1T09:24:29.7">
            <text:p>2020/3/1 9:2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2cm" draw:caption-point-x="-1.353cm" draw:caption-point-y="2.25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/03/01</text:date>, <text:time>09:24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01T09:24:28.05</dc:date>
    <dc:creator>iwabuchi ken</dc:creator>
    <meta:editing-duration>P7DT5H22M58S</meta:editing-duration>
    <meta:editing-cycles>704</meta:editing-cycles>
    <meta:generator>OpenOffice/4.1.3$Win32 OpenOffice.org_project/413m1$Build-9783</meta:generator>
    <meta:document-statistic meta:table-count="10" meta:cell-count="5173" meta:object-count="0"/>
    <meta:user-defined meta:name="sheets-banding"/>
    <meta:user-defined meta:name="sheets-original-selection"/>
  </office:meta>
</office:document-meta>
</file>